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c586c0" loext:opacity="100%" style:font-name="Consolas" fo:font-size="10.5pt" fo:font-weight="normal"/>
    </style:style>
    <style:style style:name="T7" style:family="text">
      <style:text-properties style:font-name="Consolas" fo:font-size="10.5pt" fo:font-weight="normal"/>
    </style:style>
    <style:style style:name="T8" style:family="text">
      <style:text-properties fo:color="#808080" loext:opacity="100%" style:font-name="Consolas" fo:font-size="10.5pt" fo:font-weight="normal"/>
    </style:style>
    <style:style style:name="T9" style:family="text">
      <style:text-properties fo:color="#569cd6" loext:opacity="100%" style:font-name="Consolas" fo:font-size="10.5pt" fo:font-weight="normal"/>
    </style:style>
    <style:style style:name="T10" style:family="text">
      <style:text-properties fo:color="#9cdcfe" loext:opacity="100%" style:font-name="Consolas" fo:font-size="10.5pt" fo:font-weight="normal"/>
    </style:style>
    <style:style style:name="T11" style:family="text">
      <style:text-properties fo:color="#d4d4d4" loext:opacity="100%" style:font-name="Consolas" fo:font-size="10.5pt" fo:font-weight="normal"/>
    </style:style>
    <style:style style:name="T12" style:family="text">
      <style:text-properties fo:color="#ce9178" loext:opacity="100%" style:font-name="Consolas" fo:font-size="10.5pt" fo:font-weight="normal"/>
    </style:style>
    <style:style style:name="T13" style:family="text">
      <style:text-properties fo:color="#4ec9b0" loext:opacity="100%" style:font-name="Consolas" fo:font-size="10.5pt" fo:font-weight="normal"/>
    </style:style>
    <style:style style:name="T14" style:family="text">
      <style:text-properties fo:color="#dcdcaa" loext:opacity="100%"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<text:span text:style-name="T2">React</text:span> <text:span text:style-name="T1">from</text:span> <text:span text:style-name="T3">"react"</text:span>;</text:p>
      <text:p text:style-name="P1"><text:span text:style-name="T1">import</text:span> <text:span text:style-name="T3">"./PiePagina.css"</text:span>;</text:p>
      <text:p text:style-name="P2"/>
      <text:p text:style-name="P1"><text:span text:style-name="T4">function</text:span> <text:span text:style-name="T5">PiePagina</text:span>() {</text:p>
      <text:p text:style-name="P3">  <text:span text:style-name="T6">return</text:span><text:span text:style-name="T7"> (</text:span></text:p>
      <text:p text:style-name="P3">    <text:span text:style-name="T8">&lt;</text:span><text:span text:style-name="T9">div</text:span><text:span text:style-name="T7"> </text:span><text:span text:style-name="T10">className</text:span><text:span text:style-name="T11">=</text:span><text:span text:style-name="T12">"pie-pagina"</text:span><text:span text:style-name="T8">&gt;</text:span></text:p>
      <text:p text:style-name="P3">      <text:span text:style-name="T8">&lt;</text:span><text:span text:style-name="T9">div</text:span><text:span text:style-name="T7"> </text:span><text:span text:style-name="T10">className</text:span><text:span text:style-name="T11">=</text:span><text:span text:style-name="T12">"pie-logo"</text:span><text:span text:style-name="T8">&gt;</text:span></text:p>
      <text:p text:style-name="P3">        <text:span text:style-name="T8">&lt;</text:span><text:span text:style-name="T9">img</text:span><text:span text:style-name="T7"> </text:span><text:span text:style-name="T10">src</text:span><text:span text:style-name="T11">=</text:span><text:span text:style-name="T12">"/logo.png"</text:span><text:span text:style-name="T7"> </text:span><text:span text:style-name="T10">alt</text:span><text:span text:style-name="T11">=</text:span><text:span text:style-name="T12">"KairosFin"</text:span><text:span text:style-name="T7"> </text:span><text:span text:style-name="T10">className</text:span><text:span text:style-name="T11">=</text:span><text:span text:style-name="T12">"logo-img"</text:span><text:span text:style-name="T7"> </text:span><text:span text:style-name="T8">/&gt;</text:span></text:p>
      <text:p text:style-name="P3">      <text:span text:style-name="T8">&lt;/</text:span><text:span text:style-name="T9">div</text:span><text:span text:style-name="T8">&gt;</text:span></text:p>
      <text:p text:style-name="P3">      <text:span text:style-name="T8">&lt;</text:span><text:span text:style-name="T9">div</text:span><text:span text:style-name="T7"> </text:span><text:span text:style-name="T10">className</text:span><text:span text:style-name="T11">=</text:span><text:span text:style-name="T12">"pie-datos"</text:span><text:span text:style-name="T8">&gt;</text:span></text:p>
      <text:p text:style-name="P3">        <text:span text:style-name="T8">&lt;</text:span><text:span text:style-name="T9">span</text:span><text:span text:style-name="T8">&gt;</text:span><text:span text:style-name="T7">© </text:span><text:span text:style-name="T9">{new</text:span><text:span text:style-name="T11"> </text:span><text:span text:style-name="T13">Date</text:span><text:span text:style-name="T11">().</text:span><text:span text:style-name="T14">getFullYear</text:span><text:span text:style-name="T11">()</text:span><text:span text:style-name="T9">}</text:span><text:span text:style-name="T7"> KairosFin</text:span><text:span text:style-name="T8">&lt;/</text:span><text:span text:style-name="T9">span</text:span><text:span text:style-name="T8">&gt;</text:span></text:p>
      <text:p text:style-name="P3">        <text:span text:style-name="T8">&lt;</text:span><text:span text:style-name="T9">span</text:span><text:span text:style-name="T8">&gt;</text:span><text:span text:style-name="T7">Versión 1.0</text:span><text:span text:style-name="T8">&lt;/</text:span><text:span text:style-name="T9">span</text:span><text:span text:style-name="T8">&gt;</text:span></text:p>
      <text:p text:style-name="P3">        <text:span text:style-name="T8">&lt;</text:span><text:span text:style-name="T9">span</text:span><text:span text:style-name="T8">&gt;</text:span><text:span text:style-name="T7">Desarrollado por Pablo Armada</text:span><text:span text:style-name="T8">&lt;/</text:span><text:span text:style-name="T9">span</text:span><text:span text:style-name="T8">&gt;</text:span></text:p>
      <text:p text:style-name="P3">      <text:span text:style-name="T8">&lt;/</text:span><text:span text:style-name="T9">div</text:span><text:span text:style-name="T8">&gt;</text:span></text:p>
      <text:p text:style-name="P3">    <text:span text:style-name="T8">&lt;/</text:span><text:span text:style-name="T9">div</text:span><text:span text:style-name="T8">&gt;</text:span></text:p>
      <text:p text:style-name="P3">  <text:span text:style-name="T7">);</text:span></text:p>
      <text:p text:style-name="P1">}</text:p>
      <text:p text:style-name="P2"/>
      <text:p text:style-name="P1"><text:span text:style-name="T1">export</text:span> <text:span text:style-name="T1">default</text:span> <text:span text:style-name="T5">PiePagina</text:span>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5T14:54:53.634222300</meta:creation-date>
    <dc:date>2025-09-05T14:54:58.405808500</dc:date>
    <meta:editing-duration>PT5S</meta:editing-duration>
    <meta:editing-cycles>1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17" meta:word-count="40" meta:character-count="453" meta:non-whitespace-character-count="362"/>
  </office:meta>
</office:document-meta>
</file>